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33% 58%" fo:font-size="12pt" style:font-size-asian="12pt" style:font-size-complex="12pt"/>
    </style:style>
    <style:style style:name="T5" style:family="text">
      <style:text-properties style:text-position="-33% 58%" fo:font-size="12pt" style:font-size-asian="12pt" style:font-size-complex="12pt"/>
    </style:style>
    <style:style style:name="T6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3.293cm" svg:y1="1.643cm" svg:x2="3.293cm" svg:y2="7.344cm">
          <text:p text:style-name="P2"/>
        </draw:line>
        <draw:line draw:style-name="gr1" draw:text-style-name="P1" draw:layer="layout" svg:x1="12.098cm" svg:y1="7.344cm" svg:x2="3.293cm" svg:y2="7.345cm">
          <text:p text:style-name="P2"/>
        </draw:line>
        <draw:line draw:style-name="gr1" draw:text-style-name="P1" draw:layer="layout" svg:x1="3.603cm" svg:y1="1.657cm" svg:x2="3.279cm" svg:y2="1.657cm">
          <text:p text:style-name="P2"/>
        </draw:line>
        <draw:line draw:style-name="gr1" draw:text-style-name="P1" draw:layer="layout" svg:x1="3.603cm" svg:y1="2.785cm" svg:x2="3.279cm" svg:y2="2.785cm">
          <text:p text:style-name="P2"/>
        </draw:line>
        <draw:line draw:style-name="gr1" draw:text-style-name="P1" draw:layer="layout" svg:x1="3.603cm" svg:y1="3.927cm" svg:x2="3.279cm" svg:y2="3.927cm">
          <text:p text:style-name="P2"/>
        </draw:line>
        <draw:line draw:style-name="gr1" draw:text-style-name="P1" draw:layer="layout" svg:x1="3.603cm" svg:y1="5.085cm" svg:x2="3.279cm" svg:y2="5.085cm">
          <text:p text:style-name="P2"/>
        </draw:line>
        <draw:line draw:style-name="gr1" draw:text-style-name="P1" draw:layer="layout" svg:x1="3.603cm" svg:y1="6.185cm" svg:x2="3.279cm" svg:y2="6.185cm">
          <text:p text:style-name="P2"/>
        </draw:line>
        <draw:line draw:style-name="gr1" draw:text-style-name="P1" draw:layer="layout" svg:x1="3.948cm" svg:y1="7.317cm" svg:x2="3.954cm" svg:y2="7.04cm">
          <text:p text:style-name="P2"/>
        </draw:line>
        <draw:line draw:style-name="gr1" draw:text-style-name="P1" draw:layer="layout" svg:x1="5.134cm" svg:y1="7.318cm" svg:x2="5.14cm" svg:y2="7.041cm">
          <text:p text:style-name="P2"/>
        </draw:line>
        <draw:line draw:style-name="gr1" draw:text-style-name="P1" draw:layer="layout" svg:x1="6.292cm" svg:y1="7.319cm" svg:x2="6.298cm" svg:y2="7.042cm">
          <text:p text:style-name="P2"/>
        </draw:line>
        <draw:line draw:style-name="gr1" draw:text-style-name="P1" draw:layer="layout" svg:x1="7.434cm" svg:y1="7.32cm" svg:x2="7.44cm" svg:y2="7.043cm">
          <text:p text:style-name="P2"/>
        </draw:line>
        <draw:line draw:style-name="gr1" draw:text-style-name="P1" draw:layer="layout" svg:x1="8.636cm" svg:y1="7.321cm" svg:x2="8.642cm" svg:y2="7.044cm">
          <text:p text:style-name="P2"/>
        </draw:line>
        <draw:line draw:style-name="gr1" draw:text-style-name="P1" draw:layer="layout" svg:x1="9.794cm" svg:y1="7.322cm" svg:x2="9.8cm" svg:y2="7.045cm">
          <text:p text:style-name="P2"/>
        </draw:line>
        <draw:line draw:style-name="gr1" draw:text-style-name="P1" draw:layer="layout" svg:x1="10.952cm" svg:y1="7.323cm" svg:x2="10.958cm" svg:y2="7.046cm">
          <text:p text:style-name="P2"/>
        </draw:line>
        <draw:line draw:style-name="gr1" draw:text-style-name="P1" draw:layer="layout" svg:x1="12.11cm" svg:y1="7.324cm" svg:x2="12.116cm" svg:y2="7.047cm">
          <text:p text:style-name="P2"/>
        </draw:line>
        <draw:path draw:style-name="gr2" draw:text-style-name="P1" draw:layer="layout" svg:width="8.818cm" svg:height="0.027cm" svg:x="3.293cm" svg:y="6.152cm" svg:viewBox="0 0 8819 28" svg:d="m0 21c346 7 797 7 797 7l2766-7 2498-21 2758 7">
          <text:p text:style-name="P2"/>
        </draw:path>
        <draw:path draw:style-name="gr2" draw:text-style-name="P1" draw:layer="layout" svg:width="8.839cm" svg:height="0.401cm" svg:x="3.286cm" svg:y="5.299cm" svg:viewBox="0 0 8840 402" svg:d="m0 402c804-14 790-21 790-21l1651-64 2448-155 1680-92c0 0 889-49 881-49s1390-21 1390-21">
          <text:p text:style-name="P2"/>
        </draw:path>
        <draw:path draw:style-name="gr2" draw:text-style-name="P1" draw:layer="layout" svg:width="8.825cm" svg:height="0.853cm" svg:x="3.293cm" svg:y="4.572cm" svg:viewBox="0 0 8826 854" svg:d="m0 854c437-22 437-15 437-15l537-49 1079-113 1362-148 1312-155 1630-177c0 0 868-77 861-77s712-71 712-71l508-35 388-14h-7">
          <text:p text:style-name="P2"/>
        </draw:path>
        <draw:path draw:style-name="gr2" draw:text-style-name="P1" draw:layer="layout" svg:width="8.818cm" svg:height="2.892cm" svg:x="3.293cm" svg:y="2.342cm" svg:viewBox="0 0 8819 2893" svg:d="m0 2893c614-235 691-296 691-296l642-325 812-409 1192-572 1150-501 678-254 945-268 649-148 586-84 487-22 465-14 346 14 176-7">
          <text:p text:style-name="P2"/>
        </draw:path>
        <draw:path draw:style-name="gr2" draw:text-style-name="P1" draw:layer="layout" svg:width="8.797cm" svg:height="2.892cm" svg:x="3.314cm" svg:y="2.363cm" svg:viewBox="0 0 8798 2893" svg:d="m8798 0-374 113c-374 113-628 219-628 219l-1749 543-2018 685-1228 395-790 275-875 275-988 353-148 35">
          <text:p text:style-name="P2"/>
        </draw:path>
        <draw:path draw:style-name="gr2" draw:text-style-name="P1" draw:layer="layout" svg:width="8.811cm" svg:height="1.389cm" svg:x="3.307cm" svg:y="3.916cm" svg:viewBox="0 0 8812 1390" svg:d="m8812 0c-846 42-1446 84-1446 84l-1623 99-1347 99-1546 219-804 176-776 254-783 268-487 191">
          <text:p text:style-name="P2"/>
        </draw:path>
        <draw:frame draw:style-name="gr3" draw:text-style-name="P3" draw:layer="layout" svg:width="1.209cm" svg:height="0.725cm" svg:x="3.329cm" svg:y="7.268cm">
          <draw:text-box>
            <text:p text:style-name="P2"><text:span text:style-name="T1">400</text:span></text:p>
          </draw:text-box>
        </draw:frame>
        <draw:frame draw:style-name="gr3" draw:text-style-name="P3" draw:layer="layout" svg:width="1.213cm" svg:height="0.725cm" svg:x="4.488cm" svg:y="7.269cm">
          <draw:text-box>
            <text:p text:style-name="P2"><text:span text:style-name="T1">600</text:span></text:p>
          </draw:text-box>
        </draw:frame>
        <draw:frame draw:style-name="gr3" draw:text-style-name="P3" draw:layer="layout" svg:width="1.209cm" svg:height="0.725cm" svg:x="5.645cm" svg:y="7.27cm">
          <draw:text-box>
            <text:p text:style-name="P2"><text:span text:style-name="T1">800</text:span></text:p>
          </draw:text-box>
        </draw:frame>
        <draw:frame draw:style-name="gr3" draw:text-style-name="P3" draw:layer="layout" svg:width="1.45cm" svg:height="0.725cm" svg:x="6.72cm" svg:y="7.271cm">
          <draw:text-box>
            <text:p text:style-name="P2"><text:span text:style-name="T1">1000</text:span></text:p>
          </draw:text-box>
        </draw:frame>
        <draw:frame draw:style-name="gr3" draw:text-style-name="P3" draw:layer="layout" svg:width="1.45cm" svg:height="0.725cm" svg:x="7.906cm" svg:y="7.272cm">
          <draw:text-box>
            <text:p text:style-name="P2"><text:span text:style-name="T1">1200</text:span></text:p>
          </draw:text-box>
        </draw:frame>
        <draw:frame draw:style-name="gr3" draw:text-style-name="P3" draw:layer="layout" svg:width="1.446cm" svg:height="0.725cm" svg:x="9.006cm" svg:y="7.273cm">
          <draw:text-box>
            <text:p text:style-name="P2"><text:span text:style-name="T1">1400</text:span></text:p>
          </draw:text-box>
        </draw:frame>
        <draw:frame draw:style-name="gr3" draw:text-style-name="P3" draw:layer="layout" svg:width="1.45cm" svg:height="0.725cm" svg:x="10.206cm" svg:y="7.274cm">
          <draw:text-box>
            <text:p text:style-name="P2"><text:span text:style-name="T1">1600</text:span></text:p>
          </draw:text-box>
        </draw:frame>
        <draw:frame draw:style-name="gr3" draw:text-style-name="P3" draw:layer="layout" svg:width="1.446cm" svg:height="0.725cm" svg:x="11.358cm" svg:y="7.275cm">
          <draw:text-box>
            <text:p text:style-name="P2"><text:span text:style-name="T1">1800</text:span></text:p>
          </draw:text-box>
        </draw:frame>
        <draw:frame draw:style-name="gr3" draw:text-style-name="P3" draw:layer="layout" svg:width="1.437cm" svg:height="0.725cm" svg:x="7.03cm" svg:y="7.769cm">
          <draw:text-box>
            <text:p text:style-name="P2"><text:span text:style-name="T2">T</text:span><text:span text:style-name="T1"> (K)</text:span></text:p>
          </draw:text-box>
        </draw:frame>
        <draw:g>
          <draw:frame draw:style-name="gr3" draw:text-style-name="P3" draw:layer="layout" svg:width="3.224cm" svg:height="0.826cm" draw:transform="rotate (1.56172061468423) translate (1.815cm 5.991cm)">
            <draw:text-box>
              <text:p text:style-name="P2"><text:span text:style-name="T2">C</text:span><text:span text:style-name="T3">P</text:span><text:span text:style-name="T1"> (J K</text:span><text:span text:style-name="T4">-1</text:span><text:span text:style-name="T1"> mol</text:span><text:span text:style-name="T4">-1</text:span><text:span text:style-name="T1">)</text:span></text:p>
            </draw:text-box>
          </draw:frame>
          <draw:line draw:style-name="gr1" draw:text-style-name="P1" draw:layer="layout" svg:x1="1.964cm" svg:y1="5.377cm" svg:x2="1.961cm" svg:y2="5.701cm">
            <text:p text:style-name="P2"/>
          </draw:line>
        </draw:g>
        <draw:frame draw:style-name="gr3" draw:text-style-name="P3" draw:layer="layout" svg:width="1.04cm" svg:height="0.725cm" svg:x="11.912cm" svg:y="5.816cm">
          <draw:text-box>
            <text:p text:style-name="P2"><text:span text:style-name="T1">He</text:span></text:p>
          </draw:text-box>
        </draw:frame>
        <draw:frame draw:style-name="gr3" draw:text-style-name="P3" draw:layer="layout" svg:width="0.942cm" svg:height="0.826cm" svg:x="11.968cm" svg:y="4.961cm">
          <draw:text-box>
            <text:p text:style-name="P2"><text:span text:style-name="T1">N</text:span><text:span text:style-name="T5">2</text:span></text:p>
          </draw:text-box>
        </draw:frame>
        <draw:frame draw:style-name="gr3" draw:text-style-name="P3" draw:layer="layout" svg:width="1.272cm" svg:height="0.826cm" svg:x="11.926cm" svg:y="4.261cm">
          <draw:text-box>
            <text:p text:style-name="P2"><text:span text:style-name="T6">H</text:span><text:span text:style-name="T5">2</text:span><text:span text:style-name="T6">O</text:span></text:p>
          </draw:text-box>
        </draw:frame>
        <draw:frame draw:style-name="gr3" draw:text-style-name="P3" draw:layer="layout" svg:width="1.272cm" svg:height="0.826cm" svg:x="11.828cm" svg:y="3.333cm">
          <draw:text-box>
            <text:p text:style-name="P2"><text:span text:style-name="T1">CO</text:span><text:span text:style-name="T5">2</text:span></text:p>
          </draw:text-box>
        </draw:frame>
        <draw:frame draw:style-name="gr3" draw:text-style-name="P3" draw:layer="layout" svg:width="1.247cm" svg:height="0.826cm" svg:x="8.428cm" svg:y="1.859cm">
          <draw:text-box>
            <text:p text:style-name="P2"><text:span text:style-name="T1">CH</text:span><text:span text:style-name="T5">4</text:span></text:p>
          </draw:text-box>
        </draw:frame>
        <draw:frame draw:style-name="gr3" draw:text-style-name="P3" draw:layer="layout" svg:width="1.247cm" svg:height="0.826cm" svg:x="9.657cm" svg:y="2.903cm">
          <draw:text-box>
            <text:p text:style-name="P2"><text:span text:style-name="T1">NH</text:span><text:span text:style-name="T5">3</text:span></text:p>
          </draw:text-box>
        </draw:frame>
        <draw:frame draw:style-name="gr3" draw:text-style-name="P3" draw:layer="layout" svg:width="0.976cm" svg:height="0.725cm" svg:x="2.412cm" svg:y="5.855cm">
          <draw:text-box>
            <text:p text:style-name="P2"><text:span text:style-name="T1">20</text:span></text:p>
          </draw:text-box>
        </draw:frame>
        <draw:frame draw:style-name="gr3" draw:text-style-name="P3" draw:layer="layout" svg:width="0.972cm" svg:height="0.725cm" svg:x="2.412cm" svg:y="4.714cm">
          <draw:text-box>
            <text:p text:style-name="P2"><text:span text:style-name="T1">40</text:span></text:p>
          </draw:text-box>
        </draw:frame>
        <draw:frame draw:style-name="gr3" draw:text-style-name="P3" draw:layer="layout" svg:width="0.976cm" svg:height="0.725cm" svg:x="2.412cm" svg:y="3.587cm">
          <draw:text-box>
            <text:p text:style-name="P2"><text:span text:style-name="T1">60</text:span></text:p>
          </draw:text-box>
        </draw:frame>
        <draw:frame draw:style-name="gr3" draw:text-style-name="P3" draw:layer="layout" svg:width="0.972cm" svg:height="0.725cm" svg:x="2.412cm" svg:y="2.46cm">
          <draw:text-box>
            <text:p text:style-name="P2"><text:span text:style-name="T1">80</text:span></text:p>
          </draw:text-box>
        </draw:frame>
        <draw:frame draw:style-name="gr3" draw:text-style-name="P3" draw:layer="layout" svg:width="1.213cm" svg:height="0.725cm" svg:x="2.212cm" svg:y="1.319cm">
          <draw:text-box>
            <text:p text:style-name="P2"><text:span text:style-name="T1">1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5-02T16:05:10</meta:creation-date>
    <dc:creator>Jussi Eloranta</dc:creator>
    <dc:date>2008-05-02T16:27:29</dc:date>
    <meta:editing-cycles>18</meta:editing-cycles>
    <meta:editing-duration>PT22M21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